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1582135533756910333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9144344669943028362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7718491096305409666" text:style-name="L3">
        <text:list-item>
          <text:p text:style-name="P21">10:00 <text:s/>120 bpm<text:tab/>4. <text:s text:c="3"/>8:00 <text:s/>154</text:p>
        </text:list-item>
        <text:list-item>
          <text:p text:style-name="P21">10:00 <text:s/>126<text:tab/><text:tab/>5. <text:s text:c="3"/>8:57 <text:s/>146</text:p>
        </text:list-item>
        <text:list-item>
          <text:p text:style-name="P21">8:57 <text:s/>139<text:tab/><text:tab/>6. <text:s/>10:00 <text:s/>136<text:tab/></text:p>
        </text:list-item>
      </text:list>
      <text:p text:style-name="P16"/>
      <text:list xml:id="list1234614529524505662" text:style-name="L4">
        <text:list-header>
          <text:p text:style-name="P22">Wed 3/8/2017 <text:span text:style-name="T1">6.5 miles</text:span></text:p>
          <text:p text:style-name="P22">I ran ½ mile to the indoor track and rested a few minutes.</text:p>
          <text:p text:style-name="P22">I ran and walked 4 miles in 44:27 or 11:07/mile.</text:p>
          <text:p text:style-name="P22">Then I walked a ½ mile in 6:45 and rested 10 minutes.</text:p>
          <text:p text:style-name="P22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7744012577025364210" text:style-name="L5">
        <text:list-item>
          <text:list>
            <text:list-header>
              <text:p text:style-name="P23">We ran a 1.75 mile warm up including ¼ mile of drills.</text:p>
              <text:p text:style-name="P23">Then 5 x ½ mile with a ¼ mile jog between each.</text:p>
              <text:p text:style-name="P23">Times for ½ mile runs: 4:22, 4:21, 4:24, 4:22, 4:21</text:p>
              <text:p text:style-name="P23">We warmed down with ½ mile jog.</text:p>
              <text:p text:style-name="P23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40211526" text:continue-list="list7718491096305409666" text:style-name="L3">
        <text:list-header>
          <text:p text:style-name="P21">2. <text:s/>10:00 <text:s/>120<text:tab/><text:tab/>5. <text:s text:c="2"/>8:57 <text:s/>142</text:p>
          <text:p text:style-name="P21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, 1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1T20:00:56.09</dc:date>
    <dc:creator>James Lombardi</dc:creator>
    <meta:editing-duration>PT17H23M35S</meta:editing-duration>
    <meta:editing-cycles>115</meta:editing-cycles>
    <meta:document-statistic meta:table-count="0" meta:image-count="0" meta:object-count="0" meta:page-count="11" meta:paragraph-count="314" meta:word-count="3941" meta:character-count="19282"/>
  </office:meta>
</office:document-meta>
</file>